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5cm" fo:min-width="3.501cm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5cm" fo:min-width="7.502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2cm" fo:min-width="3.501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2cm" fo:min-width="11.501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4cm" fo:min-width="3.501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e6e6e6" draw:opacity="100%" draw:textarea-horizontal-align="justify" draw:textarea-vertical-align="middle" draw:auto-grow-height="false" fo:min-height="1.254cm" fo:min-width="5.502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2cm" fo:min-width="0.002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cm" fo:min-width="0.002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cm" fo:min-width="0.003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2cm" fo:min-width="0.003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2cm" fo:min-width="7.502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253cm" fo:min-width="7.502cm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e6e6e6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AR PL SungtiL GB" style:font-size-asian="12pt" style:font-style-asian="italic" style:font-weight-asian="bold" style:font-name-complex="Lohit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AR PL SungtiL GB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AR PL SungtiL GB" style:font-size-asian="12pt" style:font-style-asian="italic" style:font-weight-asian="bold" style:font-name-complex="Lohit Devanagari" style:font-size-complex="1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001cm" svg:height="1.505cm" svg:x="13.771cm" svg:y="7.351cm">
            <text:p text:style-name="P1"><text:span text:style-name="T1">o</text:span><text:span text:style-name="T1">p</text:span><text:span text:style-name="T1">c</text:span><text:span text:style-name="T1">o</text:span><text:span text:style-name="T1">d</text:span><text:span text:style-name="T1">e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4.001cm" svg:height="1.505cm" svg:x="9.772cm" svg:y="7.351cm">
            <text:p text:style-name="P1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/</text:span><text:span text:style-name="T1">o</text:span><text:span text:style-name="T1">p</text:span><text:span text:style-name="T1">c</text:span><text:span text:style-name="T1">o</text:span><text:span text:style-name="T1">d</text:span><text:span text:style-name="T1">e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8.002cm" svg:height="1.505cm" svg:x="1.773cm" svg:y="7.351cm">
            <text:p text:style-name="P1"><text:span text:style-name="T1">8-</text:span><text:span text:style-name="T1">bi</text:span><text:span text:style-name="T1">t </text:span><text:span text:style-name="T1">si</text:span><text:span text:style-name="T1">g</text:span><text:span text:style-name="T1">n</text:span><text:span text:style-name="T1">e</text:span><text:span text:style-name="T1">d/</text:span><text:span text:style-name="T1">u</text:span><text:span text:style-name="T1">ns</text:span><text:span text:style-name="T1">ig</text:span><text:span text:style-name="T1">n</text:span><text:span text:style-name="T1">e</text:span><text:span text:style-name="T1">d</text:span></text:p>
            <text:p text:style-name="P1"><text:span text:style-name="T1">i</text:span><text:span text:style-name="T1">m</text:span><text:span text:style-name="T1">m</text:span><text:span text:style-name="T1">e</text:span><text:span text:style-name="T1">di</text:span><text:span text:style-name="T1">at</text:span><text:span text:style-name="T1">e/</text:span><text:span text:style-name="T1">of</text:span><text:span text:style-name="T1">fs</text:span><text:span text:style-name="T1">et</text:span><text:span text:style-name="T1">/</text:span><text:span text:style-name="T1">o</text:span><text:span text:style-name="T1">pc</text:span><text:span text:style-name="T1">o</text:span><text:span text:style-name="T1">d</text:span><text:span text:style-name="T1">e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001cm" svg:height="1.502cm" svg:x="13.771cm" svg:y="10.256cm">
            <text:p text:style-name="P1"><text:span text:style-name="T1">o</text:span><text:span text:style-name="T1">p</text:span><text:span text:style-name="T1">c</text:span><text:span text:style-name="T1">o</text:span><text:span text:style-name="T1">d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2.001cm" svg:height="1.502cm" svg:x="1.773cm" svg:y="10.256cm">
            <text:p text:style-name="P1"><text:span text:style-name="T1">1</text:span><text:span text:style-name="T1">2</text:span><text:span text:style-name="T1">-</text:span><text:span text:style-name="T1">b</text:span><text:span text:style-name="T1">i</text:span><text:span text:style-name="T1">t 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/</text:span><text:span text:style-name="T1">u</text:span><text:span text:style-name="T1">n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/text:p>
            <text:p text:style-name="P1"><text:span text:style-name="T1">i</text:span><text:span text:style-name="T1">m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/</text:span><text:span text:style-name="T1">o</text:span><text:span text:style-name="T1">f</text:span><text:span text:style-name="T1">f</text:span><text:span text:style-name="T1">s</text:span><text:span text:style-name="T1">e</text:span><text:span text:style-name="T1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4.001cm" svg:height="1.504cm" svg:x="13.771cm" svg:y="13.158cm">
            <text:p text:style-name="P1"><text:span text:style-name="T1">o</text:span><text:span text:style-name="T1">p</text:span><text:span text:style-name="T1">c</text:span><text:span text:style-name="T1">o</text:span><text:span text:style-name="T1">d</text:span><text:span text:style-name="T1">e</text:span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6.002cm" svg:height="1.504cm" svg:x="7.772cm" svg:y="13.158cm">
            <text:p text:style-name="P1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1</text:span><text:span text:style-name="T1">/</text:span><text:span text:style-name="T1">o</text:span><text:span text:style-name="T1">p</text:span><text:span text:style-name="T1">c</text:span><text:span text:style-name="T1">o</text:span><text:span text:style-name="T1">d</text:span><text:span text:style-name="T1">e</text:span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6.002cm" svg:height="1.504cm" svg:x="1.773cm" svg:y="13.158cm">
            <text:p text:style-name="P1"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2</text:span><text:span text:style-name="T1">/</text:span><text:span text:style-name="T1">o</text:span><text:span text:style-name="T1">p</text:span><text:span text:style-name="T1">c</text:span><text:span text:style-name="T1">o</text:span><text:span text:style-name="T1">d</text:span><text:span text:style-name="T1">e</text:span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1.775cm" svg:y="6.852cm">
            <text:p text:style-name="P1"><text:span text:style-name="T2">1</text:span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502cm" svg:height="0.5cm" svg:x="1.775cm" svg:y="9.755cm">
            <text:p text:style-name="P1"><text:span text:style-name="T2">1</text:span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1.775cm" svg:y="12.657cm">
            <text:p text:style-name="P1"><text:span text:style-name="T2">1</text:span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9.273cm" svg:y="6.852cm">
            <text:p text:style-name="P1"><text:span text:style-name="T2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03cm" svg:height="0.5cm" svg:x="13.272cm" svg:y="9.755cm">
            <text:p text:style-name="P1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7.273cm" svg:y="12.657cm">
            <text:p text:style-name="P1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03cm" svg:height="0.502cm" svg:x="7.774cm" svg:y="12.657cm">
            <text:p text:style-name="P1"><text:span text:style-name="T2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03cm" svg:height="0.502cm" svg:x="13.272cm" svg:y="12.657cm">
            <text:p text:style-name="P1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9.774cm" svg:y="6.852cm">
            <text:p text:style-name="P1"><text:span text:style-name="T2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03cm" svg:height="0.502cm" svg:x="13.272cm" svg:y="6.852cm">
            <text:p text:style-name="P1"><text:span text:style-name="T2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03cm" svg:height="0.502cm" svg:x="13.773cm" svg:y="6.852cm">
            <text:p text:style-name="P1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17.272cm" svg:y="6.852cm">
            <text:p text:style-name="P1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03cm" svg:height="0.5cm" svg:x="13.773cm" svg:y="9.755cm">
            <text:p text:style-name="P1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502cm" svg:height="0.5cm" svg:x="17.272cm" svg:y="9.755cm">
            <text:p text:style-name="P1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17.272cm" svg:y="12.657cm">
            <text:p text:style-name="P1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502cm" svg:height="0.502cm" svg:x="13.773cm" svg:y="12.657cm">
            <text:p text:style-name="P1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8.002cm" svg:height="0.502cm" svg:x="1.773cm" svg:y="6.351cm">
            <text:p text:style-name="P4"><text:span text:style-name="T3">E-type encoding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8.002cm" svg:height="0.502cm" svg:x="1.773cm" svg:y="9.254cm">
            <text:p text:style-name="P4"><text:span text:style-name="T3">T-type encoding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8.002cm" svg:height="0.503cm" svg:x="1.773cm" svg:y="12.156cm">
            <text:p text:style-name="P4"><text:span text:style-name="T3">R-type encoding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1:40:10.368480984</meta:creation-date>
    <dc:date>2019-08-04T12:54:33.370629789</dc:date>
    <meta:editing-duration>PT5H52M38S</meta:editing-duration>
    <meta:editing-cycles>24</meta:editing-cycles>
    <meta:generator>LibreOffice/6.0.7.3$Linux_X86_64 LibreOffice_project/00m0$Build-3</meta:generator>
    <meta:document-statistic meta:object-count="28"/>
  </office:meta>
</office:document-meta>
</file>